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44cm"/>
    </style:style>
    <style:style style:name="co2" style:family="table-column">
      <style:table-column-properties fo:break-before="auto" style:column-width="1.027cm"/>
    </style:style>
    <style:style style:name="co3" style:family="table-column">
      <style:table-column-properties fo:break-before="auto" style:column-width="1.053cm"/>
    </style:style>
    <style:style style:name="co4" style:family="table-column">
      <style:table-column-properties fo:break-before="auto" style:column-width="2.71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Lakštas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2">
          <table:table-cell/>
          <table:table-cell office:value-type="string">
            <text:p>ruoš.</text:p>
          </table:table-cell>
          <table:table-cell office:value-type="string">
            <text:p>šild.</text:p>
          </table:table-cell>
          <table:table-cell office:value-type="string">
            <text:p>laikas virėjo</text:p>
          </table:table-cell>
          <table:table-cell office:value-type="string">
            <text:p>paruoštas tiekti</text:p>
          </table:table-cell>
          <table:table-cell office:value-type="string">
            <text:p>gaus klientas</text:p>
          </table:table-cell>
        </table:table-row>
        <table:table-row table:style-name="ro1">
          <table:table-cell office:value-type="string">
            <text:p>Ledai</text:p>
          </table:table-cell>
          <table:table-cell table:number-columns-repeated="4"/>
          <table:table-cell office:value-type="float" office:value="2">
            <text:p>2</text:p>
          </table:table-cell>
        </table:table-row>
        <table:table-row table:style-name="ro1">
          <table:table-cell office:value-type="string">
            <text:p>Kava Juoda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Tortilija su falafeliais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string">
            <text:p>Cezario salotos</text:p>
          </table:table-cell>
          <table:table-cell office:value-type="float" office:value="15">
            <text:p>15</text:p>
          </table:table-cell>
          <table:table-cell/>
          <table:table-cell table:number-columns-repeated="2" office:value-type="float" office:value="35">
            <text:p>35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string">
            <text:p>Kremine pievagrybiu sriuba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</table:table-row>
        <table:table-row table:style-name="ro2">
          <table:table-cell office:value-type="string">
            <text:p>Obuoliu pyragas su braskemis</text:p>
          </table:table-cell>
          <table:table-cell table:number-columns-repeated="4"/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Kava Late</text:p>
          </table:table-cell>
          <table:table-cell table:number-columns-repeated="4"/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Humus Pica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0">
            <text:p>60</text:p>
          </table:table-cell>
          <table:table-cell office:value-type="float" office:value="68">
            <text:p>68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string">
            <text:p>Saltibarsciai su bulvemis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2">
            <text:p>82</text:p>
          </table:table-cell>
        </table:table-row>
        <table:table-row table:style-name="ro1">
          <table:table-cell office:value-type="string">
            <text:p>Bulviniai blynai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102">
            <text:p>102</text:p>
          </table:table-cell>
        </table:table-row>
        <table:table-row table:style-name="ro1">
          <table:table-cell office:value-type="string">
            <text:p>Vaisine arbata</text:p>
          </table:table-cell>
          <table:table-cell table:number-columns-repeated="4"/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Blyneliai su bananais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110">
            <text:p>110</text:p>
          </table:table-cell>
          <table:table-cell office:value-type="float" office:value="112">
            <text:p>112</text:p>
          </table:table-cell>
        </table:table-row>
      </table:table>
      <table:table table:name="Lakštas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Lakštas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lt" number:country="LT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€</number:currency-symbol>
      <style:map style:condition="value()&gt;=0" style:apply-style-name="N112P0"/>
    </number:currency-style>
    <style:style style:name="Default" style:family="table-cell">
      <style:text-properties style:font-name-asian="Microsoft YaHei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uslapis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4">2019-07-04</text:date>, <text:time>14:05:49</text:time></text:p>
        </style:region-right>
      </style:header>
      <style:header-left style:display="false"/>
      <style:footer>
        <text:p>Puslapis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ntautas Petkevicius</meta:initial-creator>
    <meta:creation-date>2019-07-04T12:29:00.95</meta:creation-date>
    <dc:date>2019-07-04T14:05:49.47</dc:date>
    <dc:creator>Gintautas Petkevicius</dc:creator>
    <meta:editing-duration>PT1H36M51S</meta:editing-duration>
    <meta:editing-cycles>2</meta:editing-cycles>
    <meta:generator>OpenOffice/4.1.6$Win32 OpenOffice.org_project/416m1$Build-9790</meta:generator>
    <meta:document-statistic meta:table-count="3" meta:cell-count="56" meta:object-count="0"/>
  </office:meta>
</office:document-meta>
</file>